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49a6" officeooo:paragraph-rsid="000d49a6"/>
    </style:style>
    <style:style style:name="P2" style:family="paragraph" style:parent-style-name="Standard">
      <style:text-properties officeooo:paragraph-rsid="000e8fee"/>
    </style:style>
    <style:style style:name="P3" style:family="paragraph" style:parent-style-name="Standard">
      <style:text-properties fo:color="#0066ff" officeooo:rsid="001c03df" officeooo:paragraph-rsid="001c49f3"/>
    </style:style>
    <style:style style:name="P4" style:family="paragraph" style:parent-style-name="Standard">
      <style:text-properties fo:color="#0066ff" officeooo:rsid="001c03df" officeooo:paragraph-rsid="000e8fee"/>
    </style:style>
    <style:style style:name="P5" style:family="paragraph" style:parent-style-name="Standard">
      <style:text-properties officeooo:rsid="00111882" officeooo:paragraph-rsid="00111882"/>
    </style:style>
    <style:style style:name="P6" style:family="paragraph" style:parent-style-name="Standard">
      <style:text-properties officeooo:rsid="00149c73" officeooo:paragraph-rsid="00149c73"/>
    </style:style>
    <style:style style:name="P7" style:family="paragraph" style:parent-style-name="Standard">
      <style:text-properties officeooo:rsid="0018d918" officeooo:paragraph-rsid="0018d918"/>
    </style:style>
    <style:style style:name="P8" style:family="paragraph" style:parent-style-name="Standard">
      <style:text-properties officeooo:paragraph-rsid="0018d918"/>
    </style:style>
    <style:style style:name="P9" style:family="paragraph" style:parent-style-name="Standard">
      <style:text-properties officeooo:paragraph-rsid="001987c0"/>
    </style:style>
    <style:style style:name="P10" style:family="paragraph" style:parent-style-name="Standard">
      <style:text-properties officeooo:paragraph-rsid="001a361d"/>
    </style:style>
    <style:style style:name="P11" style:family="paragraph" style:parent-style-name="Standard">
      <style:text-properties officeooo:paragraph-rsid="001c7f69"/>
    </style:style>
    <style:style style:name="P12" style:family="paragraph" style:parent-style-name="Standard">
      <style:text-properties officeooo:paragraph-rsid="001c49f3"/>
    </style:style>
    <style:style style:name="P13" style:family="paragraph" style:parent-style-name="Standard">
      <style:text-properties officeooo:rsid="002054dc" officeooo:paragraph-rsid="002054dc"/>
    </style:style>
    <style:style style:name="P14" style:family="paragraph" style:parent-style-name="Standard">
      <style:text-properties officeooo:rsid="00216559" officeooo:paragraph-rsid="00216559"/>
    </style:style>
    <style:style style:name="P15" style:family="paragraph" style:parent-style-name="Standard">
      <style:text-properties officeooo:rsid="0021837c" officeooo:paragraph-rsid="0021837c"/>
    </style:style>
    <style:style style:name="P16" style:family="paragraph" style:parent-style-name="Standard">
      <style:text-properties fo:color="#ff3333" officeooo:rsid="001c7f69" officeooo:paragraph-rsid="000f63ee"/>
    </style:style>
    <style:style style:name="P17" style:family="paragraph" style:parent-style-name="Standard">
      <style:text-properties fo:color="#ff3333" officeooo:rsid="001c7f69" officeooo:paragraph-rsid="0046f5fd"/>
    </style:style>
    <style:style style:name="P18" style:family="paragraph" style:parent-style-name="Standard">
      <style:text-properties fo:color="#ff3333" officeooo:rsid="00433709" officeooo:paragraph-rsid="00433709"/>
    </style:style>
    <style:style style:name="P19" style:family="paragraph" style:parent-style-name="Standard">
      <style:text-properties fo:color="#ff3333" officeooo:rsid="00483de6" officeooo:paragraph-rsid="00483de6"/>
    </style:style>
    <style:style style:name="P20" style:family="paragraph" style:parent-style-name="Standard">
      <style:text-properties fo:color="#ff3333" officeooo:rsid="00442ecd" officeooo:paragraph-rsid="0046f5fd"/>
    </style:style>
    <style:style style:name="P21" style:family="paragraph" style:parent-style-name="Standard">
      <style:text-properties officeooo:rsid="001a361d" officeooo:paragraph-rsid="001a361d"/>
    </style:style>
    <style:style style:name="P22" style:family="paragraph" style:parent-style-name="Standard">
      <style:text-properties officeooo:paragraph-rsid="00246838"/>
    </style:style>
    <style:style style:name="P23" style:family="paragraph" style:parent-style-name="Standard">
      <style:text-properties officeooo:rsid="0027d386" officeooo:paragraph-rsid="0027d386"/>
    </style:style>
    <style:style style:name="P24" style:family="paragraph" style:parent-style-name="Standard">
      <style:text-properties officeooo:rsid="001e43ab" officeooo:paragraph-rsid="001e43ab"/>
    </style:style>
    <style:style style:name="P25" style:family="paragraph" style:parent-style-name="Standard">
      <style:text-properties officeooo:paragraph-rsid="0027fec1"/>
    </style:style>
    <style:style style:name="P26" style:family="paragraph" style:parent-style-name="Standard">
      <style:text-properties style:use-window-font-color="true"/>
    </style:style>
    <style:style style:name="P27" style:family="paragraph" style:parent-style-name="Standard">
      <style:text-properties style:use-window-font-color="true" officeooo:rsid="002806dd" officeooo:paragraph-rsid="002806dd"/>
    </style:style>
    <style:style style:name="P28" style:family="paragraph" style:parent-style-name="Standard">
      <style:text-properties officeooo:paragraph-rsid="002806dd"/>
    </style:style>
    <style:style style:name="P29" style:family="paragraph" style:parent-style-name="Standard">
      <style:text-properties officeooo:paragraph-rsid="00350bec"/>
    </style:style>
    <style:style style:name="P30" style:family="paragraph" style:parent-style-name="Standard">
      <style:text-properties style:text-underline-style="solid" style:text-underline-width="auto" style:text-underline-color="font-color" officeooo:rsid="00111882" officeooo:paragraph-rsid="00111882" fo:background-color="#ff6600"/>
    </style:style>
    <style:style style:name="P31" style:family="paragraph" style:parent-style-name="Standard">
      <style:text-properties officeooo:paragraph-rsid="00229f7c"/>
    </style:style>
    <style:style style:name="P32" style:family="paragraph" style:parent-style-name="Standard">
      <style:text-properties officeooo:paragraph-rsid="00364631"/>
    </style:style>
    <style:style style:name="P33" style:family="paragraph" style:parent-style-name="Standard">
      <style:text-properties officeooo:rsid="0037b550" officeooo:paragraph-rsid="0037b550"/>
    </style:style>
    <style:style style:name="P34" style:family="paragraph" style:parent-style-name="Standard">
      <style:text-properties officeooo:paragraph-rsid="000f63ee"/>
    </style:style>
    <style:style style:name="P35" style:family="paragraph" style:parent-style-name="Standard">
      <style:text-properties officeooo:rsid="0037d206" officeooo:paragraph-rsid="003c8779"/>
    </style:style>
    <style:style style:name="P36" style:family="paragraph" style:parent-style-name="Standard">
      <style:text-properties officeooo:rsid="003aacfe" officeooo:paragraph-rsid="003c8779"/>
    </style:style>
    <style:style style:name="P37" style:family="paragraph" style:parent-style-name="Standard">
      <style:text-properties officeooo:rsid="003c8779" officeooo:paragraph-rsid="003c8779"/>
    </style:style>
    <style:style style:name="P38" style:family="paragraph" style:parent-style-name="Standard">
      <style:text-properties officeooo:paragraph-rsid="003c8779"/>
    </style:style>
    <style:style style:name="P39" style:family="paragraph" style:parent-style-name="Standard">
      <style:text-properties officeooo:paragraph-rsid="0037d206"/>
    </style:style>
    <style:style style:name="P40" style:family="paragraph" style:parent-style-name="Standard">
      <style:text-properties officeooo:paragraph-rsid="003ca427"/>
    </style:style>
    <style:style style:name="P41" style:family="paragraph" style:parent-style-name="Standard">
      <style:text-properties officeooo:rsid="003ca427" officeooo:paragraph-rsid="003ca427"/>
    </style:style>
    <style:style style:name="P42" style:family="paragraph" style:parent-style-name="Standard">
      <style:text-properties officeooo:rsid="003ca427" officeooo:paragraph-rsid="00473812"/>
    </style:style>
    <style:style style:name="P43" style:family="paragraph" style:parent-style-name="Standard">
      <style:text-properties officeooo:rsid="00415972" officeooo:paragraph-rsid="00415972"/>
    </style:style>
    <style:style style:name="P44" style:family="paragraph" style:parent-style-name="Standard">
      <style:text-properties fo:color="#0000ff" officeooo:paragraph-rsid="00473812"/>
    </style:style>
    <style:style style:name="P45" style:family="paragraph" style:parent-style-name="Standard">
      <style:text-properties officeooo:rsid="00473812" officeooo:paragraph-rsid="00473812"/>
    </style:style>
    <style:style style:name="P46" style:family="paragraph" style:parent-style-name="Standard">
      <style:text-properties officeooo:rsid="00486232" officeooo:paragraph-rsid="00486232"/>
    </style:style>
    <style:style style:name="P47" style:family="paragraph" style:parent-style-name="Standard">
      <style:text-properties officeooo:paragraph-rsid="004c63ba"/>
    </style:style>
    <style:style style:name="P48" style:family="paragraph" style:parent-style-name="Standard">
      <style:text-properties officeooo:rsid="004c63ba" officeooo:paragraph-rsid="004c63ba"/>
    </style:style>
    <style:style style:name="P49" style:family="paragraph" style:parent-style-name="Standard">
      <style:text-properties officeooo:rsid="004dae5c" officeooo:paragraph-rsid="004dae5c"/>
    </style:style>
    <style:style style:name="P50" style:family="paragraph" style:parent-style-name="Standard">
      <style:text-properties officeooo:paragraph-rsid="004dae5c"/>
    </style:style>
    <style:style style:name="P51" style:family="paragraph" style:parent-style-name="Standard">
      <style:text-properties officeooo:paragraph-rsid="004f8db6"/>
    </style:style>
    <style:style style:name="P52" style:family="paragraph" style:parent-style-name="Standard">
      <style:text-properties officeooo:rsid="0053b4e1" officeooo:paragraph-rsid="0053b4e1"/>
    </style:style>
    <style:style style:name="P53" style:family="paragraph" style:parent-style-name="Standard">
      <style:text-properties officeooo:rsid="0053c0ff"/>
    </style:style>
    <style:style style:name="P54" style:family="paragraph" style:parent-style-name="Standard">
      <style:text-properties officeooo:rsid="0053c0ff" officeooo:paragraph-rsid="0053c0ff"/>
    </style:style>
    <style:style style:name="P55" style:family="paragraph" style:parent-style-name="Standard">
      <style:text-properties officeooo:rsid="0053c0ff" officeooo:paragraph-rsid="00547a7d"/>
    </style:style>
    <style:style style:name="P56" style:family="paragraph" style:parent-style-name="Standard">
      <style:text-properties officeooo:rsid="0055eb01" officeooo:paragraph-rsid="0055eb01"/>
    </style:style>
    <style:style style:name="P57" style:family="paragraph" style:parent-style-name="Standard">
      <style:text-properties officeooo:rsid="0056ed2b" officeooo:paragraph-rsid="0056ed2b"/>
    </style:style>
    <style:style style:name="P58" style:family="paragraph" style:parent-style-name="Standard">
      <style:text-properties officeooo:paragraph-rsid="0059e622"/>
    </style:style>
    <style:style style:name="P59" style:family="paragraph" style:parent-style-name="Standard">
      <style:text-properties officeooo:rsid="0085f8fd" officeooo:paragraph-rsid="005b76f6"/>
    </style:style>
    <style:style style:name="P60" style:family="paragraph" style:parent-style-name="Standard">
      <style:text-properties officeooo:paragraph-rsid="005b76f6"/>
    </style:style>
    <style:style style:name="P61" style:family="paragraph" style:parent-style-name="Standard">
      <style:text-properties style:text-position="33% 80%" officeooo:rsid="00801970" officeooo:paragraph-rsid="0051053f"/>
    </style:style>
    <style:style style:name="P62" style:family="paragraph" style:parent-style-name="Standard">
      <style:text-properties style:text-position="33% 80%" officeooo:paragraph-rsid="0051053f"/>
    </style:style>
    <style:style style:name="P63" style:family="paragraph" style:parent-style-name="Standard">
      <style:text-properties style:font-name="sans-serif" fo:font-size="11.25pt" officeooo:paragraph-rsid="005b8790"/>
    </style:style>
    <style:style style:name="P64" style:family="paragraph" style:parent-style-name="Standard">
      <style:text-properties style:font-name="sans-serif" fo:font-size="11.25pt" officeooo:rsid="00603e31" officeooo:paragraph-rsid="00603e31"/>
    </style:style>
    <style:style style:name="P65" style:family="paragraph" style:parent-style-name="Standard">
      <style:text-properties officeooo:paragraph-rsid="005d96f4"/>
    </style:style>
    <style:style style:name="P66" style:family="paragraph" style:parent-style-name="Standard">
      <style:text-properties officeooo:paragraph-rsid="005e6d6c"/>
    </style:style>
    <style:style style:name="P67" style:family="paragraph" style:parent-style-name="Standard">
      <style:text-properties officeooo:rsid="005e780e" officeooo:paragraph-rsid="005e780e"/>
    </style:style>
    <style:style style:name="P68" style:family="paragraph" style:parent-style-name="Standard">
      <style:text-properties officeooo:paragraph-rsid="00642402"/>
    </style:style>
    <style:style style:name="P69" style:family="paragraph" style:parent-style-name="Standard">
      <style:paragraph-properties fo:break-before="page"/>
    </style:style>
    <style:style style:name="P70" style:family="paragraph" style:parent-style-name="Standard">
      <style:text-properties fo:color="#ff3333" officeooo:rsid="0021837c"/>
    </style:style>
    <style:style style:name="P71" style:family="paragraph" style:parent-style-name="Standard">
      <style:text-properties fo:color="#ff3333" officeooo:rsid="0021837c" officeooo:paragraph-rsid="00642402"/>
    </style:style>
    <style:style style:name="P72" style:family="paragraph" style:parent-style-name="Standard">
      <style:text-properties officeooo:paragraph-rsid="0018d918"/>
    </style:style>
    <style:style style:name="T1" style:family="text">
      <style:text-properties officeooo:rsid="000d49a6"/>
    </style:style>
    <style:style style:name="T2" style:family="text">
      <style:text-properties fo:color="#0066ff"/>
    </style:style>
    <style:style style:name="T3" style:family="text">
      <style:text-properties fo:color="#0066ff" officeooo:rsid="000e8fee"/>
    </style:style>
    <style:style style:name="T4" style:family="text">
      <style:text-properties fo:color="#0066ff" officeooo:rsid="001c7f69"/>
    </style:style>
    <style:style style:name="T5" style:family="text">
      <style:text-properties fo:color="#0066ff" officeooo:rsid="001c03df"/>
    </style:style>
    <style:style style:name="T6" style:family="text">
      <style:text-properties fo:color="#0066ff" officeooo:rsid="001e43ab"/>
    </style:style>
    <style:style style:name="T7" style:family="text">
      <style:text-properties style:use-window-font-color="true"/>
    </style:style>
    <style:style style:name="T8" style:family="text">
      <style:text-properties style:use-window-font-color="true" officeooo:rsid="001c7f69"/>
    </style:style>
    <style:style style:name="T9" style:family="text">
      <style:text-properties style:use-window-font-color="true" officeooo:rsid="002806dd"/>
    </style:style>
    <style:style style:name="T10" style:family="text">
      <style:text-properties style:use-window-font-color="true" officeooo:rsid="00333910"/>
    </style:style>
    <style:style style:name="T11" style:family="text">
      <style:text-properties style:use-window-font-color="true" style:text-outline="false" style:text-line-through-style="none" style:text-line-through-type="none" style:font-name="Calibri" fo:font-size="12pt" fo:letter-spacing="normal" fo:font-style="normal" fo:text-shadow="none" style:text-underline-style="none" fo:font-weight="normal" style:letter-kerning="true" fo:background-color="transparent" loext:char-shading-value="0" style:font-size-asian="12pt" style:font-style-asian="normal" style:font-weight-asian="normal" style:text-emphasize="none"/>
    </style:style>
    <style:style style:name="T12" style:family="text">
      <style:text-properties fo:color="#ff3333"/>
    </style:style>
    <style:style style:name="T13" style:family="text">
      <style:text-properties fo:color="#ff3333" officeooo:rsid="000d49a6"/>
    </style:style>
    <style:style style:name="T14" style:family="text">
      <style:text-properties fo:color="#ff3333" officeooo:rsid="001c7f69"/>
    </style:style>
    <style:style style:name="T15" style:family="text">
      <style:text-properties fo:color="#ff3333" officeooo:rsid="001e43ab"/>
    </style:style>
    <style:style style:name="T16" style:family="text">
      <style:text-properties fo:color="#ff3333" officeooo:rsid="0021837c"/>
    </style:style>
    <style:style style:name="T17" style:family="text">
      <style:text-properties fo:color="#ff3333" officeooo:rsid="00442ecd"/>
    </style:style>
    <style:style style:name="T18" style:family="text">
      <style:text-properties fo:color="#ff3333" officeooo:rsid="005e7b0d"/>
    </style:style>
    <style:style style:name="T19" style:family="text">
      <style:text-properties fo:color="#ff3333" style:text-position="33% 80%" officeooo:rsid="0021837c"/>
    </style:style>
    <style:style style:name="T20" style:family="text">
      <style:text-properties style:text-underline-style="none"/>
    </style:style>
    <style:style style:name="T21" style:family="text">
      <style:text-properties officeooo:rsid="00151b3d"/>
    </style:style>
    <style:style style:name="T22" style:family="text">
      <style:text-properties officeooo:rsid="0015ecf7"/>
    </style:style>
    <style:style style:name="T23" style:family="text">
      <style:text-properties officeooo:rsid="00178124"/>
    </style:style>
    <style:style style:name="T24" style:family="text">
      <style:text-properties officeooo:rsid="0018d918"/>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2054dc"/>
    </style:style>
    <style:style style:name="T27" style:family="text">
      <style:text-properties style:text-position="33% 80%"/>
    </style:style>
    <style:style style:name="T28" style:family="text">
      <style:text-properties officeooo:rsid="0021837c"/>
    </style:style>
    <style:style style:name="T29" style:family="text">
      <style:text-properties fo:font-weight="bold" style:font-weight-asian="bold" style:font-weight-complex="bold"/>
    </style:style>
    <style:style style:name="T30" style:family="text">
      <style:text-properties fo:color="#0000ff"/>
    </style:style>
    <style:style style:name="T31" style:family="text">
      <style:text-properties fo:color="#0000ff" officeooo:rsid="00246838"/>
    </style:style>
    <style:style style:name="T32" style:family="text">
      <style:text-properties fo:color="#0000ff" officeooo:rsid="002647b2"/>
    </style:style>
    <style:style style:name="T33" style:family="text">
      <style:text-properties fo:color="#0000ff" officeooo:rsid="002806dd"/>
    </style:style>
    <style:style style:name="T34" style:family="text">
      <style:text-properties fo:color="#0000ff" officeooo:rsid="0028af94"/>
    </style:style>
    <style:style style:name="T35" style:family="text">
      <style:text-properties fo:color="#0000ff" officeooo:rsid="0028ba40"/>
    </style:style>
    <style:style style:name="T36" style:family="text">
      <style:text-properties fo:color="#0000ff" officeooo:rsid="002c2db6"/>
    </style:style>
    <style:style style:name="T37" style:family="text">
      <style:text-properties fo:color="#0000ff" officeooo:rsid="0028af94" fo:background-color="#ffff00" loext:char-shading-value="0"/>
    </style:style>
    <style:style style:name="T38" style:family="text">
      <style:text-properties fo:color="#0000ff" officeooo:rsid="0028ba40" fo:background-color="#ffff00" loext:char-shading-value="0"/>
    </style:style>
    <style:style style:name="T39" style:family="text">
      <style:text-properties fo:color="#0000ff" officeooo:rsid="002ced63"/>
    </style:style>
    <style:style style:name="T40" style:family="text">
      <style:text-properties fo:color="#0000ff" officeooo:rsid="003998d7"/>
    </style:style>
    <style:style style:name="T41" style:family="text">
      <style:text-properties fo:color="#0000ff" officeooo:rsid="003ff7c6"/>
    </style:style>
    <style:style style:name="T42" style:family="text">
      <style:text-properties fo:color="#0000ff" officeooo:rsid="00442ecd"/>
    </style:style>
    <style:style style:name="T43" style:family="text">
      <style:text-properties fo:color="#0000ff" officeooo:rsid="0046f5fd"/>
    </style:style>
    <style:style style:name="T44" style:family="text">
      <style:text-properties fo:color="#0000ff" officeooo:rsid="004c94cc"/>
    </style:style>
    <style:style style:name="T45" style:family="text">
      <style:text-properties fo:color="#0000ff" officeooo:rsid="0065a580"/>
    </style:style>
    <style:style style:name="T46" style:family="text">
      <style:text-properties officeooo:rsid="0027fec1"/>
    </style:style>
    <style:style style:name="T47" style:family="text">
      <style:text-properties officeooo:rsid="0028af94"/>
    </style:style>
    <style:style style:name="T48" style:family="text">
      <style:text-properties officeooo:rsid="0028ba40"/>
    </style:style>
    <style:style style:name="T49" style:family="text">
      <style:text-properties officeooo:rsid="0028af94" fo:background-color="#ffff00" loext:char-shading-value="0"/>
    </style:style>
    <style:style style:name="T50" style:family="text">
      <style:text-properties officeooo:rsid="003998d7"/>
    </style:style>
    <style:style style:name="T51" style:family="text">
      <style:text-properties officeooo:rsid="003c8779"/>
    </style:style>
    <style:style style:name="T52" style:family="text">
      <style:text-properties officeooo:rsid="00442ecd"/>
    </style:style>
    <style:style style:name="T53" style:family="text">
      <style:text-properties officeooo:rsid="0046f5fd"/>
    </style:style>
    <style:style style:name="T54" style:family="text">
      <style:text-properties officeooo:rsid="00474a5a"/>
    </style:style>
    <style:style style:name="T55" style:family="text">
      <style:text-properties officeooo:rsid="004c63ba"/>
    </style:style>
    <style:style style:name="T56" style:family="text">
      <style:text-properties officeooo:rsid="004dae5c"/>
    </style:style>
    <style:style style:name="T57" style:family="text">
      <style:text-properties officeooo:rsid="004f8db6"/>
    </style:style>
    <style:style style:name="T58" style:family="text">
      <style:text-properties fo:font-style="italic" style:font-style-asian="italic" style:font-style-complex="italic"/>
    </style:style>
    <style:style style:name="T59" style:family="text">
      <style:text-properties officeooo:rsid="00588146"/>
    </style:style>
    <style:style style:name="T60" style:family="text">
      <style:text-properties officeooo:rsid="0059e622"/>
    </style:style>
    <style:style style:name="T61" style:family="text">
      <style:text-properties officeooo:rsid="005ce8dc"/>
    </style:style>
    <style:style style:name="T62" style:family="text">
      <style:text-properties fo:color="#0000cc" style:text-outline="false" style:text-line-through-style="none" style:text-line-through-type="none" style:font-name="Calibri" fo:font-size="12pt" fo:letter-spacing="normal" fo:font-style="normal" fo:text-shadow="none" style:text-underline-style="none" fo:font-weight="normal" style:letter-kerning="true" style:font-size-asian="12pt" style:font-style-asian="normal" style:font-weight-asian="normal" style:text-emphasize="none"/>
    </style:style>
    <style:style style:name="T63" style:family="text">
      <style:text-properties fo:color="#000000" style:text-outline="false" style:text-line-through-style="none" style:text-line-through-type="none" style:font-name="Calibri" fo:font-size="12pt" fo:letter-spacing="normal" fo:font-style="normal" fo:text-shadow="none" style:text-underline-style="none" fo:font-weight="normal" style:letter-kerning="true" style:font-size-asian="12pt" style:font-style-asian="normal" style:font-weight-asian="normal" style:text-emphasize="none"/>
    </style:style>
    <style:style style:name="T64" style:family="text">
      <style:text-properties style:text-outline="false" style:text-line-through-style="none" style:text-line-through-type="none" style:font-name="Calibri" fo:font-size="12pt" fo:letter-spacing="normal" fo:font-style="normal" fo:text-shadow="none" style:text-underline-style="none" fo:font-weight="normal" style:letter-kerning="true" style:font-size-asian="12pt" style:font-style-asian="normal" style:font-weight-asian="normal" style:text-emphasize="none"/>
    </style:style>
    <style:style style:name="T65" style:family="text">
      <style:text-properties style:text-outline="false" style:text-line-through-style="none" style:text-line-through-type="none" style:font-name="Calibri" fo:font-size="12pt" fo:letter-spacing="normal" fo:font-style="normal" fo:text-shadow="none" style:text-underline-style="none" fo:font-weight="normal" style:letter-kerning="true" style:font-size-asian="12pt" style:font-style-asian="normal" style:font-weight-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here are a considerable proportion of neutral biochemically active elements that do not confer a selective advantage or disadvantage to the organism.<text:span text:style-name="T55">(</text:span><text:a xlink:type="simple" xlink:href="https://www.ncbi.nlm.nih.gov/pmc/articles/PMC2212820/" text:style-name="Internet_20_link" text:visited-style-name="Visited_20_Internet_20_Link"><text:span text:style-name="T55">https://www.ncbi.nlm.nih.gov/pmc/articles/PMC2212820/</text:span></text:a><text:span text:style-name="T55">)</text:span></text:p>
      <text:p text:style-name="P47"/>
      <text:p text:style-name="P48">non-orthologos, conserved:</text:p>
      <text:p text:style-name="P48">For example, a common HNF4A binding site in the human and mouse genomes may not reflect orthologous human and mouse bases, though the presence of an HNF4A site in that region was evolutionarily selected for in both lineages. <text:span text:style-name="T44">But we can somehow capture this, right?</text:span></text:p>
      <text:p text:style-name="P47"/>
      <text:p text:style-name="P50"><text:span text:style-name="T56">Good: </text:span>Functional data akin to the ENCODE Project on other related species, such as mouse, would be critical to understanding the rate of such functionally-conserved but non-orthologous elements.</text:p>
      <text:p text:style-name="P49">We have the humasn! And we can be useful for the humans!</text:p>
      <text:p text:style-name="P39"/>
      <text:p text:style-name="P56">Not even acrross close evol time-scale</text:p>
      <text:p text:style-name="P56"><text:a xlink:type="simple" xlink:href="http://genome.cshlp.org/content/18/2/201.long" text:style-name="Internet_20_link" text:visited-style-name="Visited_20_Internet_20_Link">http://genome.cshlp.org/content/18/2/201.long</text:a></text:p>
      <text:p text:style-name="P56"/>
      <text:p text:style-name="P56">the presence of conservation does not necessarily imply constraint nor does its absence imply a lack of constraint. </text:p>
      <text:p text:style-name="P39"/>
      <text:p text:style-name="P58"><text:span text:style-name="T60">Can we identify </text:span>weak constraints? <text:span text:style-name="T60">(so, loss of conservation)</text:span></text:p>
      <text:p text:style-name="P39"/>
      <text:p text:style-name="P34">of the minimum fraction of the human genome that is conserved across placental mammals and is hence functional:<text:span text:style-name="T7"> 6%–15% </text:span><text:s/><text:span text:style-name="T1">[1] </text:span><text:span text:style-name="T13">Does not seem to be enough. </text:span><text:span text:style-name="T14">Maybe lower thresholds. </text:span><text:span text:style-name="T17">This probably corrresponds to mmamasls. But what if you go within sus?. </text:span><text:span text:style-name="T18">But they are the most important. And anyway, we do not wont to subset too many SNPs!</text:span></text:p>
      <text:p text:style-name="P16"/>
      <text:p text:style-name="P18">https://www.ncbi.nlm.nih.gov/pubmed/20693480:</text:p>
      <text:p text:style-name="P16">We estimate that between 200 and 300 Mb (∼6.5%-10%) of the human genome is under functional constraint, which includes five to eight times as many constrained noncoding bases than bases that code for protein</text:p>
      <text:p text:style-name="P16"/>
      <text:p text:style-name="P20">as the divergence between mammalian species increases, the predicted amount of pairwise shared functional sequence drops off dramatically.</text:p>
      <text:p text:style-name="P17"><text:span text:style-name="T52">an increased divergence implies a larger number of fixed indels within conserved sequence, which might possibly reduce the estimate. </text:span><text:span text:style-name="T42">“Nevertheless, “</text:span></text:p>
      <text:p text:style-name="P16"/>
      <text:p text:style-name="P16">presented evidence for the existence of substantial amounts of functional and mostly noncoding nucleotides that are specific to subclades of the mammalian phylogeny. <text:span text:style-name="T43">Do we have enough animals to capture sus specific</text:span><text:span text:style-name="T53">?</text:span></text:p>
      <text:p text:style-name="P16"/>
      <text:p text:style-name="P19">https://www.ncbi.nlm.nih.gov/pmc/articles/PMC2212820/</text:p>
      <text:p text:style-name="P16">This suggests the possibility of a large pool of neutral elements that are biologically active but provide no specific benefit to the organism. This pool may serve as a ‘warehouse’ for natural selection, potentially acting as the source of lineage-specific elements and functionally conserved but non-orthologous elements between species</text:p>
      <text:p text:style-name="P16"/>
      <text:p text:style-name="P16"/>
      <text:p text:style-name="P11"><text:span text:style-name="T8">If one's phylogenetic scope (the time-scale of the relationship of species being studied) is too narrow, then the specificity of constraint is reduced. In contrast, lineage-specific biology is inevitably lost as phylogenetic scope is widened (</text:span><text:bookmark text:name="xref-ref-9-1"/><text:a xlink:type="simple" xlink:href="http://genome.cshlp.org/content/23/7/1063.full#ref-9" text:style-name="Internet_20_link" text:visited-style-name="Visited_20_Internet_20_Link">Cooper and Shendure 2011</text:a><text:span text:style-name="T8">). </text:span><text:span text:style-name="T4">Comp genomics within species</text:span></text:p>
      <text:p text:style-name="P2"/>
      <text:p text:style-name="P43"><text:soft-page-break/>https://www.ncbi.nlm.nih.gov/pmc/articles/PMC4224693/</text:p>
      <text:p text:style-name="P2">conservation is a poor predictor of regulatory function [<text:bookmark text:name="__tag_412246484"/><text:a xlink:type="simple" xlink:href="https://www.ncbi.nlm.nih.gov/pmc/articles/PMC4224693/#CR46" text:style-name="Internet_20_link" text:visited-style-name="Visited_20_Internet_20_Link">46</text:a>]</text:p>
      <text:p text:style-name="P2">extensive regulatory gain and loss between lineages, indicating that there is variation in regulatory element positions across evolution [<text:bookmark text:name="__tag_412246507"/><text:a xlink:type="simple" xlink:href="https://www.ncbi.nlm.nih.gov/pmc/articles/PMC4224693/#CR47" text:style-name="Internet_20_link" text:visited-style-name="Visited_20_Internet_20_Link">47</text:a>].</text:p>
      <text:p text:style-name="P2"/>
      <text:p text:style-name="P2"/>
      <text:p text:style-name="P2">novel lineage-specific changes where time has not yet afforded the sequence a signature of conservation</text:p>
      <text:p text:style-name="P2"><text:span text:style-name="T3">But we can somehow caputure these, cause: </text:span><text:span text:style-name="T2">Conservation does not necessarily imply identity: Sequence can be constrained to prefer two or three out of the four bases.</text:span> </text:p>
      <text:p text:style-name="P4"/>
      <text:p text:style-name="P3">In fact, SNPs associated with human disease in GWAS are 1.37-fold enriched in placental mammalian conserved elements relative to total HapMap SNPs (<text:bookmark text:name="xref-ref-24-5"/><text:a xlink:type="simple" xlink:href="http://genome.cshlp.org/content/23/7/1063.full#ref-24" text:style-name="Internet_20_link" text:visited-style-name="Visited_20_Internet_20_Link">Lindblad-Toh et al. 2011</text:a>), suggesting that a portion of the tagged SNPs are indeed functional. </text:p>
      <text:p text:style-name="P3"/>
      <text:p text:style-name="P12"><text:span text:style-name="T5">In a disease-associated haplotype, 10–100 SNPs might be present. Of these ∼5% will be constrained, allowing the selection of only one or a few SNPs for first-tier functional characterization. Thus, sequence conservation is extremely useful for prioritizing GWAS SNPs or resequencing variants for functional studies. In a best-case scenario. </text:span><text:span text:style-name="T15">But also for prioratizing to give weighta to all SNPs</text:span><text:span text:style-name="T6">?</text:span></text:p>
      <text:p text:style-name="Standard"/>
      <text:p text:style-name="Standard"><text:span text:style-name="T2">The 29 placental mammals data set possesses a total branch length of 4.5 substitutions per site and yielded a 12-bp resolution for placental mammalian conservation. To obtain a tantalizing 1-bp resolution, which would allow us to assess the functional potential of every base, would require an additional 100–200 placental mammal genomes (with a total branch length of 15–25 substitutions/site) (</text:span><text:bookmark text:name="xref-ref-24-6"/><text:a xlink:type="simple" xlink:href="http://genome.cshlp.org/content/23/7/1063.full#ref-24" text:style-name="Internet_20_link" text:visited-style-name="Visited_20_Internet_20_Link">Lindblad-Toh et al. 2011</text:a><text:span text:style-name="T2">). This would also enable detailed mammalian lineage-based constraint annotation and would thereby annotate the predicted further 2%–10% of the human genome. </text:span></text:p>
      <text:p text:style-name="Standard"/>
      <text:p text:style-name="Standard"/>
      <text:p text:style-name="Standard">For example, conservation metrics<text:bookmark text:name="ref-link-18"/><text:a xlink:type="simple" xlink:href="http://www.nature.com.ezproxy.library.wur.nl/ng/journal/v46/n3/full/ng.2892.html#ref8" text:style-name="Internet_20_link" text:visited-style-name="Visited_20_Internet_20_Link"><text:span text:style-name="T27">8</text:span></text:a><text:span text:style-name="T27">, </text:span><text:bookmark text:name="ref-link-19"/><text:a xlink:type="simple" xlink:href="http://www.nature.com.ezproxy.library.wur.nl/ng/journal/v46/n3/full/ng.2892.html#ref9" text:style-name="Internet_20_link" text:visited-style-name="Visited_20_Internet_20_Link"><text:span text:style-name="T27">9</text:span></text:a><text:span text:style-name="T27">, </text:span><text:bookmark text:name="ref-link-20"/><text:a xlink:type="simple" xlink:href="http://www.nature.com.ezproxy.library.wur.nl/ng/journal/v46/n3/full/ng.2892.html#ref10" text:style-name="Internet_20_link" text:visited-style-name="Visited_20_Internet_20_Link"><text:span text:style-name="T27">10</text:span></text:a> are defined across the genome but do not use functional information and <text:span text:style-name="T12">are not allele specific</text:span><text:span text:style-name="T16">??</text:span></text:p>
      <text:p text:style-name="P71">conservation measures cannot distinguish between a nonsense and a missense allele at a given position</text:p>
      <text:p text:style-name="P68"><text:span text:style-name="T16">PolyPhen</text:span><text:bookmark text:name="ref-link-4414"/><text:a xlink:type="simple" xlink:href="http://www.nature.com.ezproxy.library.wur.nl/ng/journal/v46/n3/full/ng.2892.html?cookies=accepted#ref6" text:style-name="Internet_20_link" text:visited-style-name="Visited_20_Internet_20_Link"><text:span text:style-name="T19">6</text:span></text:a><text:span text:style-name="T16"> and SIFT</text:span><text:bookmark text:name="ref-link-4513"/><text:a xlink:type="simple" xlink:href="http://www.nature.com.ezproxy.library.wur.nl/ng/journal/v46/n3/full/ng.2892.html?cookies=accepted#ref7" text:style-name="Internet_20_link" text:visited-style-name="Visited_20_Internet_20_Link"><text:span text:style-name="T19">7</text:span></text:a><text:span text:style-name="T16">, but these evaluated only missense variants (0.63% of all variants in the training data are missense</text:span></text:p>
      <text:p text:style-name="P70"/>
      <text:p text:style-name="Standard">selective constraint on genetic variants is related to the totality of their phenotype-relevant effects rather than to any individual molecular or phenotypic consequence.</text:p>
      <text:p text:style-name="P29">Third, CADD combines the generality of conservation-based metrics with the specificity of subset-relevant functional metrics (for example, PolyPhen), exploiting the advantages of both approaches while attenuating their respective disadvantages. <text:span text:style-name="T16">[</text:span><text:span text:style-name="T28">3]</text:span></text:p>
      <text:p text:style-name="P29"/>
      <text:p text:style-name="P29"/>
      <text:p text:style-name="Standard"/>
      <text:p text:style-name="Standard"/>
      <text:p text:style-name="Standard"/>
      <text:p text:style-name="Standard"/>
      <text:p text:style-name="Standard"/>
      <text:p text:style-name="P31"/>
      <text:p text:style-name="Standard"/>
      <text:p text:style-name="P23">Are we going to take into account also, <text:span text:style-name="T12">coding/non-coding…?</text:span></text:p>
      <text:p text:style-name="P26"><text:soft-page-break/></text:p>
      <text:p text:style-name="P26"/>
      <text:p text:style-name="P27">If CADD is so good, what is the value of doing only conservation? <text:span text:style-name="T48">Would not it be better to do an equivalent of CADD </text:span><text:span text:style-name="T38">with favourable</text:span><text:span text:style-name="T35">? Or with nothing: just combined the annotations.</text:span><text:span text:style-name="T48"> </text:span></text:p>
      <text:p text:style-name="P28"><text:span text:style-name="T9">In each of these contexts, the predictive usefulness of CADD was much better than measures of sequence conservation, the only. </text:span><text:span text:style-name="T10">But we could just add it: “</text:span>ability to indefinitely and readily integrate new information”</text:p>
      <text:p text:style-name="Standard"/>
      <text:p text:style-name="P32">sequence conservation based approaches have limited ability to detect lineage-specific elements that could contribute to species-specific traits. In this paper, we describe a novel framework</text:p>
      <text:p text:style-name="P33">https://www.ncbi.nlm.nih.gov/pmc/articles/PMC4140645/</text:p>
      <text:p text:style-name="Standard"/>
      <text:p text:style-name="P35">What is the added value with respet to surfing?</text:p>
      <text:p text:style-name="P35"><text:a xlink:type="simple" xlink:href="https://www.ncbi.nlm.nih.gov/pmc/articles/PMC4224693/" text:style-name="Internet_20_link" text:visited-style-name="Visited_20_Internet_20_Link"><text:span text:style-name="T50">https://www.ncbi.nlm.nih.gov/pmc/articles/PMC4224693/</text:span></text:a><text:span text:style-name="T50">: </text:span>“In addition,”</text:p>
      <text:p text:style-name="P36">Annotations are very scarce in livestock</text:p>
      <text:p text:style-name="P37"/>
      <text:p text:style-name="P38"><text:span text:style-name="T51">account for </text:span>variants with phenotypic impacts?</text:p>
      <text:p text:style-name="P38"/>
      <text:p text:style-name="P40"><text:a xlink:type="simple" xlink:href="https://www.ncbi.nlm.nih.gov/pmc/articles/PMC4224693/table/Tab2/" office:target-frame-name="table" xlink:show="replace" text:style-name="Internet_20_link" text:visited-style-name="Visited_20_Internet_20_Link">Table 2</text:a>: <text:a xlink:type="simple" xlink:href="https://www.ncbi.nlm.nih.gov/pmc/articles/PMC4224693/" text:style-name="Internet_20_link" text:visited-style-name="Visited_20_Internet_20_Link"><text:span text:style-name="T50">h</text:span></text:a><text:a xlink:type="simple" xlink:href="https://www.ncbi.nlm.nih.gov/pmc/articles/PMC4224693/" text:style-name="Internet_20_link" text:visited-style-name="Visited_20_Internet_20_Link"><text:span text:style-name="T50">ttps://www.ncbi.nlm.nih.gov/pmc/articles/PMC4224693/</text:span></text:a><text:span text:style-name="T50"> . </text:span><text:span text:style-name="T40">Print. </text:span><text:span text:style-name="T41">Which model? Transcr-factors bing sites. </text:span></text:p>
      <text:p text:style-name="P42">low score to conservation! </text:p>
      <text:p text:style-name="P45">http://bioinformatics.oxfordjournals.org/content/24/16/1787.full</text:p>
      <text:p text:style-name="P44">“the more powerful attributes render conservation redundant”. <text:span text:style-name="T54">This could explain the fail</text:span></text:p>
      <text:p text:style-name="P41"/>
      <text:p text:style-name="P61">http://www.nature.com.ezproxy.library.wur.nl/nrg/journal/v12/n9/full/nrg3046.html</text:p>
      <text:p text:style-name="P62">Topography-informed constrained regions correlated with functional noncoding elements, including enhancers, better than did regions identified solely on the basis of nucleotide sequence</text:p>
      <text:p text:style-name="P61">http://science.sciencemag.org/content/324/5925/389</text:p>
      <text:p text:style-name="P62">There are structural features of DNA, for example, that are under constraint that is undetectable by primary sequence conservation</text:p>
      <text:p text:style-name="P62"/>
      <text:p text:style-name="P62"/>
      <text:p text:style-name="P62"/>
      <text:p text:style-name="Standard"/>
      <text:p text:style-name="Standard"/>
      <text:p text:style-name="Standard"/>
      <text:p text:style-name="Standard"/>
      <text:p text:style-name="P30">In favour:</text:p>
      <text:p text:style-name="P5"><text:span text:style-name="T20">Also valuable to ifer functionallity. </text:span>Thus, one should combine the functional signature of the cell type of interest with constraint patterns to delineate the specific function of constrained elements [1]</text:p>
      <text:p text:style-name="Standard"/>
      <text:p text:style-name="Standard">noncoding regions that are highly conserved in mammals may be deleted in humans, chimps, or other species (<text:bookmark text:name="xref-ref-28-1"/><text:a xlink:type="simple" xlink:href="http://genome.cshlp.org/content/23/7/1063.full#ref-28" text:style-name="Internet_20_link" text:visited-style-name="Visited_20_Internet_20_Link">McLean et al. 2011</text:a>).</text:p>
      <text:p text:style-name="Standard"/>
      <text:p text:style-name="Standard">More than 20% of placental mammalian CNEs were not found in opossum, suggesting that they are novel innovations. </text:p>
      <text:p text:style-name="Standard"/>
      <text:p text:style-name="P22">The best-performing individual annotations were protein-level metrics such as PolyPhen<text:bookmark text:name="ref-link-44"/><text:a xlink:type="simple" xlink:href="http://www.nature.com.ezproxy.library.wur.nl/ng/journal/v46/n3/full/ng.2892.html?cookies=accepted#ref6" text:style-name="Internet_20_link" text:visited-style-name="Visited_20_Internet_20_Link"><text:span text:style-name="T27">6</text:span></text:a> and SIFT<text:bookmark text:name="ref-link-45"/><text:a xlink:type="simple" xlink:href="http://www.nature.com.ezproxy.library.wur.nl/ng/journal/v46/n3/full/ng.2892.html?cookies=accepted#ref7" text:style-name="Internet_20_link" text:visited-style-name="Visited_20_Internet_20_Link"><text:span text:style-name="T27">7</text:span></text:a>, but these evaluated only missense variants (0.63% of all variants in the training data are missense; of these, 88% had defined PolyPhen values and 90% had defined SIFT values). <text:soft-page-break/><text:span text:style-name="T25">Conservation metrics were the strongest individual genome-wide annotations</text:span> (<text:a xlink:type="simple" xlink:href="http://www.nature.com.ezproxy.library.wur.nl/ng/journal/v46/n3/full/ng.2892.html#supplementary-information" text:style-name="Internet_20_link" text:visited-style-name="Visited_20_Internet_20_Link">Supplementary Table 3</text:a>). <text:span text:style-name="T31">So: choose: PolyPhen, SIFT </text:span><text:span text:style-name="T32">(read the papers)</text:span><text:span text:style-name="T31">, otherr table?, GERP++? </text:span><text:span text:style-name="T33">Based on availability on sus and livestock!. </text:span><text:span text:style-name="T36">And add figure3-</text:span><text:span text:style-name="T39">CADD</text:span></text:p>
      <text:p text:style-name="P22"><text:span text:style-name="T31">We also examined correlations between annotations (</text:span><text:a xlink:type="simple" xlink:href="http://www.nature.com.ezproxy.library.wur.nl/ng/journal/v46/n3/full/ng.2892.html#supplementary-information" text:style-name="Internet_20_link" text:visited-style-name="Visited_20_Internet_20_Link">Supplementary Fig. 2</text:a><text:span text:style-name="T31">) and the value of adding interaction terms between annotations (</text:span><text:a xlink:type="simple" xlink:href="http://www.nature.com.ezproxy.library.wur.nl/ng/journal/v46/n3/full/ng.2892.html#supplementary-information" text:style-name="Internet_20_link" text:visited-style-name="Visited_20_Internet_20_Link">Supplementary Fig. 3</text:a><text:span text:style-name="T31">).</text:span></text:p>
      <text:p text:style-name="Standard"/>
      <text:p text:style-name="Standard"/>
      <text:p text:style-name="Standard">negative correlation between C scores and DAFs. <text:span text:style-name="T47">The same would occure bt my scores and DAF, so C scores seem to be preety much determined by conservation. </text:span><text:span text:style-name="T34">But </text:span><text:span text:style-name="T37">how myuc</text:span><text:span text:style-name="T49">h</text:span><text:span text:style-name="T47">?</text:span></text:p>
      <text:p text:style-name="Standard"/>
      <text:p text:style-name="Standard"/>
      <text:p text:style-name="P7"><text:span text:style-name="T25">Alternative</text:span> <text:span text:style-name="T25">uses</text:span> o<text:span text:style-name="T25">f comparative gemomics </text:span>for breeding</text:p>
      <text:p text:style-name="P6">How about using comparative genomics to know what we should not select for. (like the size of lim's pig. Comparative genomics can also allow us to find out from whch species it may be possible to get offspring. Exploiting heterosis and introgression. <text:span text:style-name="T21">Sometimes two secies do not mate unless they are forced to.</text:span></text:p>
      <text:p text:style-name="P8"><text:span text:style-name="T24">T</text:span>ransposable elements <text:span text:style-name="T24">are very abundant and are </text:span>excellent templates for exaptation. <text:span text:style-name="T22">With comparative genomics we can capture them. Species specific expectation. </text:span>given us a window into the origins of new regulatory elements <text:span text:style-name="T23">[1]</text:span></text:p>
      <text:p text:style-name="P8"/>
      <text:p text:style-name="P8">intersection of these deletion and conservation surveys “To discover human-specific deletions (hDELs)”<text:span text:style-name="T26">[2]</text:span></text:p>
      <text:p text:style-name="Standard"/>
      <text:p text:style-name="Standard">a promising method is to sequence the influential founder animals (key animals) with the highest genetic contribution to the current population and to impute the sequence on the remaining animals genotyped with a lower-density SNP panel </text:p>
      <text:p text:style-name="P14">To J: May this makes comparative genomics within species more feasible?</text:p>
      <text:p text:style-name="Standard"/>
      <text:p text:style-name="Standard"/>
      <text:p text:style-name="P9">“rapid phenotypic evolution in domestic animals” “with elevated <text:span text:style-name="T25">homozygosity</text:span>, and revealed strong signatures of selection at loci likely involved in behavior, morphology, and production traits”</text:p>
      <text:p text:style-name="P10">Three genes (<text:span text:style-name="Emphasis">NR6A1</text:span>, <text:span text:style-name="Emphasis">PLAG1</text:span>, and <text:span text:style-name="Emphasis">LCORL</text:span>) at different loci together explain the majority of the genetics underlying the elongation of the back and <text:span text:style-name="T25">an increased number of vertebrae</text:span> in the domestic pig. <text:span text:style-name="Emphasis">PLAG1</text:span> and <text:span text:style-name="Emphasis">LCORL</text:span> also control stature in other domestic animals and in humans (<text:bookmark text:name="xref-ref-37-2"/><text:a xlink:type="simple" xlink:href="http://genome.cshlp.org/content/23/7/1063.full#ref-37" text:style-name="Internet_20_link" text:visited-style-name="Visited_20_Internet_20_Link">Rubin et al. 2012</text:a>). </text:p>
      <text:p text:style-name="P10"/>
      <text:p text:style-name="P21">to H-J: find elevated homozugosity to find examples such as these. Contrast missing-hmozigosity with conservation!. This would allow to lower down the threshold of conervation</text:p>
      <text:p text:style-name="P10"/>
      <text:p text:style-name="P24">The reason why deletereous does QTL does not work very well is cause most QTLs fall in non-coding regions and the change is tolerable. So, the bad variant becomes more common </text:p>
      <text:p text:style-name="P24"/>
      <text:p text:style-name="P25"><text:span text:style-name="T46">we may not capture functional, but we capture information “</text:span>within specific functional categories”</text:p>
      <text:p text:style-name="P25"/>
      <text:p text:style-name="P25">In each of these contexts, the predictive usefulness of CADD was much better than measures of sequence conservation, <text:span text:style-name="T29">the</text:span> <text:span text:style-name="T29">only</text:span> comprehensive type of variant score</text:p>
      <text:p text:style-name="Standard"/>
      <text:p text:style-name="Standard">it is well established that annotations such as PolyPhen and conservation scores are valuable in the sequencing-based identification of disease-causal genes by virtue of their ability to highly rank pathogenic variants<text:bookmark text:name="ref-link-66"/><text:a xlink:type="simple" xlink:href="http://www.nature.com.ezproxy.library.wur.nl/ng/journal/v46/n3/full/ng.2892.html?cookies=accepted#ref1" text:style-name="Internet_20_link" text:visited-style-name="Visited_20_Internet_20_Link"><text:span text:style-name="T27">1</text:span></text:a><text:span text:style-name="T27">, </text:span><text:bookmark text:name="ref-link-67"/><text:a xlink:type="simple" xlink:href="http://www.nature.com.ezproxy.library.wur.nl/ng/journal/v46/n3/full/ng.2892.html?cookies=accepted#ref2" text:style-name="Internet_20_link" text:visited-style-name="Visited_20_Internet_20_Link"><text:span text:style-name="T27">2</text:span></text:a><text:span text:style-name="T27">, </text:span><text:bookmark text:name="ref-link-68"/><text:a xlink:type="simple" xlink:href="http://www.nature.com.ezproxy.library.wur.nl/ng/journal/v46/n3/full/ng.2892.html?cookies=accepted#ref38" text:style-name="Internet_20_link" text:visited-style-name="Visited_20_Internet_20_Link"><text:span text:style-name="T27">38</text:span></text:a>.</text:p>
      <text:p text:style-name="Standard"/>
      <text:p text:style-name="Standard"/>
      <text:p text:style-name="Standard"><text:soft-page-break/>GWAS SNPs had significantly higher C scores than control SNPs</text:p>
      <text:p text:style-name="Standard"/>
      <text:p text:style-name="Standard"/>
      <text:p text:style-name="P46">https://www.ncbi.nlm.nih.gov/pmc/articles/PMC2212820/</text:p>
      <text:p text:style-name="Standard">there is general overlap between genomic regions identified as functional by experimental assays and those under evolutionary constraint, not all bases within these experimentally-defined regions show evidence of constraint.</text:p>
      <text:p text:style-name="Standard"/>
      <text:p text:style-name="Standard">for approximately 60% of these constrained bases, there is evidence of function based on the results of the experimental assays performed to date. “The large fraction of constrained sequence that does not match any experimentally-identified elements is not surprising considering that only a limited set of transcription factors, cell lines, and biological conditions have thus far been examined.”</text:p>
      <text:p text:style-name="Standard"/>
      <text:p text:style-name="Standard">Within the ENCODE regions, 55% of RFBRs overlap the high-confidence constrained sequences</text:p>
      <text:p text:style-name="Standard"/>
      <text:p text:style-name="Standard">There are two methodological reasons that might explain the apparent excess of unconstrained experimentally-identified functional elements: the underestimation of sequence constraint or overestimation of experimentally-identified functional elements. </text:p>
      <text:p text:style-name="Standard"/>
      <text:p text:style-name="Standard">Instead, we hypothesize five biological reasons to account for the presence of large amounts of unconstrained functional elements. </text:p>
      <text:p text:style-name="Standard"/>
      <text:p text:style-name="Standard">These two explanations of both connected components and diffuse components related to, but not coincident with, constrained sequences are particularly relevant for the considerable amount of unannotated and unconstrained transcripts</text:p>
      <text:p text:style-name="Standard"/>
      <text:p text:style-name="P51"><text:span text:style-name="T57">A paper of title: </text:span>Conserved noncoding sequences are selectively constrained and not mutation cold spots. </text:p>
      <text:p text:style-name="Standard"/>
      <text:p text:style-name="Standard"/>
      <text:p text:style-name="P52">http://hmg.oxfordjournals.org.ezproxy.library.wur.nl/content/25/R2/R190.full?sid=ed0b014b-b382-402b-ae26-b5f266e237ef</text:p>
      <text:p text:style-name="Standard">Evolutionary approaches infer evidence of function through both sequence conservation as well as rapidly accelerated change and have had success in identifying putative enhancers and motifs (<text:bookmark text:name="xref-ref-24-1"/><text:a xlink:type="simple" xlink:href="http://hmg.oxfordjournals.org.ezproxy.library.wur.nl/content/25/R2/R190.full?sid=ed0b014b-b382-402b-ae26-b5f266e237ef#ref-24" text:style-name="Internet_20_link" text:visited-style-name="Visited_20_Internet_20_Link">24</text:a>,<text:bookmark text:name="xref-ref-25-1"/><text:a xlink:type="simple" xlink:href="http://hmg.oxfordjournals.org.ezproxy.library.wur.nl/content/25/R2/R190.full?sid=ed0b014b-b382-402b-ae26-b5f266e237ef#ref-25" text:style-name="Internet_20_link" text:visited-style-name="Visited_20_Internet_20_Link">25</text:a>). </text:p>
      <text:p text:style-name="Standard"/>
      <text:p text:style-name="P53"/>
      <text:p text:style-name="P54">Can we say that we will not pick everything that is functional.<text:span text:style-name="T58"> But that also not everything that is functional has biological effect on the organism</text:span>.<text:span text:style-name="T30"> With consevation we pick the most functional elements? </text:span><text:span text:style-name="T45">Morover we want to reduce dimensionality</text:span></text:p>
      <text:p text:style-name="P55"><text:a xlink:type="simple" xlink:href="http://genome.cshlp.org/content/18/2/201.long" text:style-name="Internet_20_link" text:visited-style-name="Visited_20_Internet_20_Link"><text:span text:style-name="T30">http://genome.cshlp.org/content/18/2/201.long</text:span></text:a></text:p>
      <text:p text:style-name="Standard">such “functionality” represents molecular noise that has weak or no effect on organismal phenotypes. </text:p>
      <text:p text:style-name="Standard"/>
      <text:p text:style-name="Standard"/>
      <text:p text:style-name="P57">http://genome.cshlp.org/content/18/2/201.long</text:p>
      <text:p text:style-name="Standard">“With respect to” <text:span text:style-name="T59">the whole paragraphs is very favourable! The only problem is tat it is from 2008!</text:span></text:p>
      <text:p text:style-name="Standard">“can thus be explained by several nonexclusive possibilities, including”</text:p>
      <text:p text:style-name="Standard"/>
      <text:p text:style-name="Standard"/>
      <text:p text:style-name="P59">https://www.ncbi.nlm.nih.gov/pubmed/19913403</text:p>
      <text:p text:style-name="P60">bioinformatics approaches are increasingly able to detect conserved regulatory elements through <text:soft-page-break/>characteristic evolutionary sequence signatures.</text:p>
      <text:p text:style-name="P60"/>
      <text:p text:style-name="P60"/>
      <text:p text:style-name="P65"><text:span text:style-name="T61">The latest combination: </text:span><text:a xlink:type="simple" xlink:href="http://www.nature.com/articles/srep10576" text:style-name="Internet_20_link" text:visited-style-name="Visited_20_Internet_20_Link"><text:span text:style-name="T61">http://www.nature.com/articles/srep10576</text:span></text:a><text:span text:style-name="T61">. Here, “</text:span>high score does not necessarily imply deleteriousness”</text:p>
      <text:p text:style-name="P66">“data input of these annotations is at nucleotide level, which makes it possible to measure the functional potential for each base pair.”</text:p>
      <text:p text:style-name="P66"/>
      <text:p text:style-name="P66">the model can be extended to other species. “Such tools for different species could potentially benefit the multi-species comparison and help detecting functional orthologs in human.”</text:p>
      <text:p text:style-name="P66"/>
      <text:p text:style-name="P66"/>
      <text:p text:style-name="P67">https://www.ncbi.nlm.nih.gov/pmc/articles/PMC4313353/</text:p>
      <text:p text:style-name="P66">Most of the recently evolved enhancers arise from ancestral DNA exaptation, rather than lineage-specific expansions of repeat elements. In contrast, almost all liver promoters are partially or fully conserved across these species. Our data further reveal that recently evolved enhancers can be associated with genes under positive selection, demonstrating the power of this approach for annotating regulatory adaptations in genomic sequences</text:p>
      <text:p text:style-name="P66"/>
      <text:p text:style-name="P66">“Highly conserved enhancer sequences can regulate fundamental processes, such as embryonic development,”</text:p>
      <text:p text:style-name="P60"/>
      <text:p text:style-name="P63">almost half of 20,000–25,000 active enhancers in each species have rapidly evolved in a lineage- or species-specific manner. </text:p>
      <text:p text:style-name="P63"/>
      <text:p text:style-name="P64">“On the other hand, many DNA sequences we do not identify as enhancers may be active in other tissues or embryonic states, which we anticipate to be an area of active investigation.”</text:p>
      <text:p text:style-name="P64"/>
      <text:p text:style-name="P64"/>
      <text:p text:style-name="P64">https://www.ncbi.nlm.nih.gov/pmc/articles/PMC4140645/</text:p>
      <text:p text:style-name="P64">a novel evolutionary framework through which lineage-specific TFBSs can be inferred on a genome-wide scale</text:p>
      <text:p text:style-name="P64"/>
      <text:p text:style-name="P64">“we utilize a birth-death model to infer ancestral states of a given motif without the use of the base-by-base alignment details in the underlying cross-species sequence alignment.“</text:p>
      <text:p text:style-name="P60"/>
      <text:p text:style-name="P69"/>
      <text:p text:style-name="Standard"/>
      <text:p text:style-name="Standard"/>
      <text:p text:style-name="Standard"/>
      <text:p text:style-name="P1">1. Afoldi 2013. ;<text:a xlink:type="simple" xlink:href="http://genome.cshlp.org/content/23/7/1063.full" text:style-name="Internet_20_link" text:visited-style-name="Visited_20_Internet_20_Link">http://genome.cshlp.org/content/23/7/1063.full</text:a></text:p>
      <text:p text:style-name="P13">2. Mclean2011. <text:a xlink:type="simple" xlink:href="https://www.ncbi.nlm.nih.gov/pmc/articles/PMC3071156/" text:style-name="Internet_20_link" text:visited-style-name="Visited_20_Internet_20_Link">https://www.ncbi.nlm.nih.gov/pmc/articles/PMC3071156/</text:a></text:p>
      <text:p text:style-name="P15">3. kitcher 14. http://www.nature.com.ezproxy.library.wur.nl/ng/journal/v46/n3/full/ng.289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397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6-12-01T15:33:37.097769200</meta:creation-date>
    <dc:date>2016-12-06T06:54:10.825252282</dc:date>
    <dc:creator>fern </dc:creator>
    <meta:editing-duration>PT19H56M27S</meta:editing-duration>
    <meta:editing-cycles>89</meta:editing-cycles>
    <meta:generator>LibreOffice/4.4.3.2$Linux_X86_64 LibreOffice_project/88805f81e9fe61362df02b9941de8e38a9b5fd16</meta:generator>
    <meta:document-statistic meta:table-count="0" meta:image-count="0" meta:object-count="0" meta:page-count="7" meta:paragraph-count="101" meta:word-count="2074" meta:character-count="15127" meta:non-whitespace-character-count="13142"/>
  </office:meta>
</office:document-meta>
</file>